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Menlo, Monaco, monospace"/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Source Sans Pro" svg:font-family="'Source Sans Pro', 'Microsoft Yahei', sans-serif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Heading_20_1">
      <style:text-properties officeooo:rsid="0013cea2" officeooo:paragraph-rsid="0013cea2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4" style:family="paragraph" style:parent-style-name="Preformatted_20_Text">
      <style:text-properties officeooo:rsid="0013cea2" officeooo:paragraph-rsid="0013cea2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3cea2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size="12pt" officeooo:rsid="0013cea2" officeooo:paragraph-rsid="0013cea2" style:font-size-asian="12pt" style:font-size-complex="12pt"/>
    </style:style>
    <style:style style:name="P9" style:family="paragraph" style:parent-style-name="Text_20_body">
      <style:text-properties officeooo:rsid="0013cea2" officeooo:paragraph-rsid="0013cea2"/>
    </style:style>
    <style:style style:name="P10" style:family="paragraph" style:parent-style-name="Text_20_body">
      <style:text-properties officeooo:paragraph-rsid="0013cea2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paragraph-rsid="0013cea2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3cea2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size="12pt" officeooo:rsid="0013cea2" officeooo:paragraph-rsid="0013cea2" style:font-size-asian="12pt" style:font-size-complex="12pt"/>
    </style:style>
    <style:style style:name="T1" style:family="text">
      <style:text-properties fo:font-variant="normal" fo:text-transform="none" fo:color="#000000" loext:opacity="100%" style:font-name="SFMono-Regular" fo:font-size="9.75pt" fo:letter-spacing="normal" fo:font-style="normal" fo:font-weight="bold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font-name="SFMono-Regular" fo:font-size="9.75pt" fo:letter-spacing="normal" fo:font-style="normal" fo:font-weight="bold" officeooo:rsid="0013cea2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SFMono-Regular" fo:letter-spacing="normal" fo:font-style="normal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SFMono-Regular" fo:font-size="13pt" fo:letter-spacing="normal" fo:font-style="normal" fo:font-weight="bold" fo:background-color="transparent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loext:opacity="100%" style:font-name="SFMono-Regular" fo:font-size="16pt" fo:letter-spacing="normal" fo:font-style="normal" fo:font-weight="bold" fo:background-color="transparent" loext:char-shading-value="0" style:font-size-asian="16pt" style:font-size-complex="16pt" loext:padding="0cm" loext:border="none"/>
    </style:style>
    <style:style style:name="T6" style:family="text">
      <style:text-properties fo:font-variant="normal" fo:text-transform="none" fo:color="#000000" loext:opacity="100%" style:font-name="SFMono-Regular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009999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9999" loext:opacity="100%" style:font-name="SFMono-Regular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9999" loext:opacity="100%" style:font-name="SFMono-Regular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09999" loext:opacity="100%" style:font-name="SFMono-Regular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11" style:family="text">
      <style:text-properties fo:font-variant="normal" fo:text-transform="none" fo:color="#009999" loext:opacity="100%" style:font-name="SFMono-Regul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24292e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24292e" loext:opacity="100%" style:font-name="SFMono-Regular" fo:font-size="9.75pt" fo:letter-spacing="normal" fo:font-style="normal" fo:font-weight="normal" officeooo:rsid="0013cea2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24292e" loext:opacity="100%" style:font-name="SFMono-Regular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4292e" loext:opacity="100%" style:font-name="SFMono-Regul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24292e" loext:opacity="100%" style:font-name="SFMono-Regular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24292e" loext:opacity="100%" style:font-name="SFMono-Regular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24292e" loext:opacity="100%" style:font-name="SFMono-Regular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19" style:family="text">
      <style:text-properties fo:font-variant="normal" fo:text-transform="none" fo:color="#24292e" loext:opacity="100%" fo:letter-spacing="normal" fo:font-style="normal" fo:font-weight="normal"/>
    </style:style>
    <style:style style:name="T20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3cea2"/>
    </style:style>
    <style:style style:name="T22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3cea2" style:font-size-asian="12pt" style:font-size-complex="12pt"/>
    </style:style>
    <style:style style:name="T23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24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3cea2"/>
    </style:style>
    <style:style style:name="T25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3cea2" style:font-size-asian="12pt" style:font-size-complex="12pt"/>
    </style:style>
    <style:style style:name="T26" style:family="text">
      <style:text-properties fo:font-variant="normal" fo:text-transform="none" fo:color="#24292e" loext:opacity="100%" style:font-name="apple-system" fo:letter-spacing="normal" fo:font-style="normal" fo:font-weight="normal"/>
    </style:style>
    <style:style style:name="T27" style:family="text">
      <style:text-properties fo:font-variant="normal" fo:text-transform="none" fo:color="#24292e" loext:opacity="100%" style:font-name="apple-system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24292e" loext:opacity="100%" style:font-name="Liberation Sans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4292e" loext:opacity="100%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24292e" loext:opacity="100%" style:font-name="Liberation Sans" fo:font-size="12pt" fo:letter-spacing="normal" fo:font-style="normal" fo:font-weight="normal" officeooo:rsid="0013cea2" style:font-size-asian="12pt" style:font-size-complex="12pt"/>
    </style:style>
    <style:style style:name="T31" style:family="text">
      <style:text-properties fo:font-variant="normal" fo:text-transform="none" fo:color="#24292e" loext:opacity="100%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4292e" loext:opacity="100%" style:font-name="Liberation Sans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33" style:family="text">
      <style:text-properties fo:font-variant="normal" fo:text-transform="none" fo:color="#24292e" loext:opacity="100%" style:font-name="Liberation Sans" fo:font-size="12pt" fo:letter-spacing="normal" fo:font-style="normal" fo:font-weight="bold" officeooo:rsid="0013cea2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4292e" loext:opacity="100%" style:font-name="Liberation Sans" fo:font-size="12pt" fo:letter-spacing="normal" fo:font-style="normal" fo:font-weight="bold" officeooo:rsid="0013cea2" style:font-size-asian="12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dd1144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dd1144" loext:opacity="100%" style:font-name="SFMono-Regular" fo:font-size="9.75pt" fo:letter-spacing="normal" fo:font-style="normal" fo:font-weight="normal" officeooo:rsid="0013cea2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dd1144" loext:opacity="100%" style:font-name="SFMono-Regular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dd1144" loext:opacity="100%" style:font-name="SFMono-Regular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39" style:family="text">
      <style:text-properties fo:font-variant="normal" fo:text-transform="none" fo:color="#dd1144" loext:opacity="100%" style:font-name="SFMono-Regul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0086b3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0086b3" loext:opacity="100%" style:font-name="SFMono-Regular" fo:font-size="9.75pt" fo:letter-spacing="normal" fo:font-style="normal" fo:font-weight="normal" officeooo:rsid="0013cea2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0086b3" loext:opacity="100%" style:font-name="SFMono-Regular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86b3" loext:opacity="100%" style:font-name="SFMono-Regular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44" style:family="text">
      <style:text-properties fo:font-variant="normal" fo:text-transform="none" fo:color="#0086b3" loext:opacity="100%" style:font-name="SFMono-Regular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45" style:family="text">
      <style:text-properties fo:font-variant="normal" fo:text-transform="none" fo:color="#0086b3" loext:opacity="100%" style:font-name="SFMono-Regul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999988" loext:opacity="100%" style:font-name="SFMono-Regular" fo:font-size="9.75pt" fo:letter-spacing="normal" fo:font-style="italic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fo:color="#999988" loext:opacity="100%" style:font-name="SFMono-Regular" fo:font-size="9.75pt" fo:letter-spacing="normal" fo:font-style="italic" fo:font-weight="normal" officeooo:rsid="0013cea2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999988" loext:opacity="100%" style:font-name="SFMono-Regular" fo:letter-spacing="normal" fo:font-style="italic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999988" loext:opacity="100%" style:font-name="SFMono-Regular" fo:font-size="13pt" fo:letter-spacing="normal" fo:font-style="italic" fo:font-weight="normal" fo:background-color="transparent" loext:char-shading-value="0" style:font-size-asian="13pt" style:font-size-complex="13pt" loext:padding="0cm" loext:border="none"/>
    </style:style>
    <style:style style:name="T50" style:family="text">
      <style:text-properties fo:font-variant="normal" fo:text-transform="none" fo:color="#999988" loext:opacity="100%" style:font-name="SFMono-Regular" fo:font-size="16pt" fo:letter-spacing="normal" fo:font-style="italic" fo:font-weight="normal" fo:background-color="transparent" loext:char-shading-value="0" style:font-size-asian="16pt" style:font-size-complex="16pt" loext:padding="0cm" loext:border="none"/>
    </style:style>
    <style:style style:name="T51" style:family="text">
      <style:text-properties fo:font-variant="normal" fo:text-transform="none" fo:color="#999988" loext:opacity="100%" style:font-name="SFMono-Regular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13cea2"/>
    </style:style>
    <style:style style:name="T54" style:family="text">
      <style:text-properties style:font-name="Liberation Sans" fo:font-size="12pt" style:font-size-asian="12pt" style:font-size-complex="12pt"/>
    </style:style>
    <style:style style:name="T55" style:family="text">
      <style:text-properties style:font-name="Liberation Sans" fo:font-size="12pt" officeooo:rsid="0013cea2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idad 4 </text:h>
      <text:h text:style-name="Heading_20_1" text:outline-level="1">1.Objetos Nativos </text:h>
      <text:p text:style-name="P10"><text:span text:style-name="T53">En javaScript casi todo son objetos:</text:span></text:p>
      <text:p text:style-name="P10"><text:span text:style-name="T20">window<text:tab/><text:tab/>screen<text:tab/><text:tab/>navigator</text:span></text:p>
      <text:p text:style-name="P10"><text:span text:style-name="T20">location<text:tab/><text:tab/>history<text:tab/><text:tab/>document</text:span></text:p>
      <text:p text:style-name="P13"><text:span text:style-name="T20">Los 5 primeros se corresponden al modelo de objetos del navegador (</text:span><text:span text:style-name="Emphasis"><text:span text:style-name="T20">BOM, Browser Object Model</text:span></text:span><text:span text:style-name="T20">, que ya vimos) y </text:span><text:span text:style-name="Emphasis"><text:span text:style-name="T20">document </text:span></text:span><text:span text:style-name="T20">se corresponde al modelo de objetos del documento (</text:span><text:span text:style-name="Emphasis"><text:span text:style-name="T20">DOM, Document Object Model</text:span></text:span><text:span text:style-name="T20">, también visto). Todos nos permiten interactuar con el navegador para realizar distintas acciones.</text:span></text:p>
      <text:p text:style-name="P11">Pero además tenemos los tipos de objetos nativos, que no dependen del navegador. Son:</text:p>
      <text:p text:style-name="P11">Number<text:tab/><text:tab/>String<text:tab/><text:tab/>Boolean</text:p>
      <text:p text:style-name="P11">Array<text:tab/><text:tab/>Function<text:tab/><text:tab/>Object</text:p>
      <text:p text:style-name="P11">Math<text:tab/><text:tab/>Date<text:tab/><text:tab/>RegExp</text:p>
      <text:p text:style-name="P14"><text:span text:style-name="T20">Como vimos se puede crear un número usando su tipo primitiv (</text:span><text:span text:style-name="Source_20_Text"><text:span text:style-name="T14">const num = new Number(5)</text:span></text:span><text:span text:style-name="T20">) pero es mucho más eficiente usar los tipos primitivos.</text:span></text:p>
      <text:p text:style-name="P15"><text:span text:style-name="T21">Vamos a ver las principales propiedades y métodos de </text:span><text:span text:style-name="Strong_20_Emphasis"><text:span text:style-name="T24">Math</text:span></text:span><text:span text:style-name="Strong_20_Emphasis"><text:span text:style-name="T21"> y </text:span></text:span><text:span text:style-name="Strong_20_Emphasis"><text:span text:style-name="T24">Date </text:span></text:span><text:span text:style-name="T21">y en el apartado de validar formularios las de </text:span><text:span text:style-name="Strong_20_Emphasis"><text:span text:style-name="T24">RegExp</text:span></text:span></text:p>
      <text:h text:style-name="Heading_20_1" text:outline-level="1">2.Objeto Math</text:h>
      <text:p text:style-name="P9">F<text:span text:style-name="T54">unciones:</text:span></text:p>
      <text:p text:style-name="P10"><text:span text:style-name="T55">Math.PI, MATH.SQRT2 (raiz cuadrada de 2 ) MATH.E(número de Euler)<text:line-break/> </text:span><text:span text:style-name="Source_20_Text"><text:span text:style-name="T32">Math</text:span></text:span><text:span text:style-name="Source_20_Text"><text:span text:style-name="T29">.</text:span></text:span><text:span text:style-name="Source_20_Text"><text:span text:style-name="T32">round(x)</text:span></text:span><text:span text:style-name="T31">:</text:span><text:span text:style-name="T28"> redondea x al entero más cercano</text:span></text:p>
      <text:p text:style-name="P10"><text:span text:style-name="Source_20_Text"><text:span text:style-name="T34">Math</text:span></text:span><text:span text:style-name="Source_20_Text"><text:span text:style-name="T29">.</text:span></text:span><text:span text:style-name="Source_20_Text"><text:span text:style-name="T32">floor(x)</text:span></text:span><text:span text:style-name="T31">:</text:span><text:span text:style-name="T28"> redondea x hacia abajo (5.99 → 5. Quita la parte decimal)</text:span></text:p>
      <text:p text:style-name="P10"><text:span text:style-name="Source_20_Text"><text:span text:style-name="T32">Math</text:span></text:span><text:span text:style-name="Source_20_Text"><text:span text:style-name="T29">.</text:span></text:span><text:span text:style-name="Source_20_Text"><text:span text:style-name="T32">ceil(x)</text:span></text:span><text:span text:style-name="T31">:</text:span><text:span text:style-name="T28"> redondea x hacia arriba (5.01 → 6)</text:span></text:p>
      <text:p text:style-name="P10"><text:span text:style-name="Source_20_Text"><text:span text:style-name="T32">Math.min(x1,x2,...)</text:span></text:span><text:span text:style-name="T28">: devuelve el número más bajo de los argumentos que se le pasan.</text:span></text:p>
      <text:p text:style-name="P10"><text:span text:style-name="Source_20_Text"><text:span text:style-name="T32">Math.max(x1,x2,...)</text:span></text:span><text:span text:style-name="T28">: devuelve el número más alto de los argumentos que se le pasan.</text:span></text:p>
      <text:p text:style-name="P10"><text:span text:style-name="Source_20_Text"><text:span text:style-name="T32">Math.pow(x, y)</text:span></text:span><text:span text:style-name="T31">: </text:span><text:span text:style-name="T28">devuelve x y (x elevado a y).</text:span></text:p>
      <text:p text:style-name="P10"><text:span text:style-name="Source_20_Text"><text:span text:style-name="T32">Math.abs(x)</text:span></text:span><text:span text:style-name="T31">: </text:span><text:span text:style-name="T28">devuelve el valor absoluto de x.</text:span></text:p>
      <text:p text:style-name="P10"><text:span text:style-name="Source_20_Text"><text:span text:style-name="T29"/></text:span></text:p>
      <text:p text:style-name="P10"><text:soft-page-break/><text:span text:style-name="Source_20_Text"><text:span text:style-name="T32">Math.random()</text:span></text:span><text:span text:style-name="T28">: devuelve un número decimal aleatorio entre 0 (incluido) y 1 (no incluido). Si queremos un número entre otros rangos haremos</text:span><text:span text:style-name="Source_20_Text"><text:span text:style-name="T29">:<text:line-break/></text:span></text:span><text:span text:style-name="T28">Math.round(Math.random() * (max - min) + min) </text:span></text:p>
      <text:p text:style-name="P10"><text:span text:style-name="Source_20_Text"><text:span text:style-name="T34">Math.cos(x)</text:span></text:span><text:span text:style-name="T33">:</text:span><text:span text:style-name="T30"> devuelve el coseno de x (en radianes).</text:span></text:p>
      <text:p text:style-name="P10"><text:span text:style-name="Source_20_Text"><text:span text:style-name="T32">Math.sin(x)</text:span></text:span><text:span text:style-name="T31">:</text:span><text:span text:style-name="T28"> devuelve el seno de x.</text:span></text:p>
      <text:p text:style-name="P10"><text:span text:style-name="Source_20_Text"><text:span text:style-name="T32">Math.tan(x)</text:span></text:span><text:span text:style-name="T31">: </text:span><text:span text:style-name="T28">devuelve la tangente de x.</text:span></text:p>
      <text:p text:style-name="P10"><text:span text:style-name="Source_20_Text"><text:span text:style-name="T32">Math.sqrt(x)</text:span></text:span><text:span text:style-name="T28">: devuelve la raíz cuadrada de x</text:span></text:p>
      <text:h text:style-name="Heading_20_1" text:outline-level="1">3.Objeto Date</text:h>
      <text:p text:style-name="P11"><text:s/>Si le pasamos la fecha podemos pasarle:</text:p>
      <text:p text:style-name="P11">milisegundos, desde la fecha EPOCH</text:p>
      <text:p text:style-name="P11">cadena de fecha (en formato AAAA-MM-DD o MM-DD-AAAA)</text:p>
      <text:p text:style-name="P11">valor para año, mes (entre 0 y 11), día, hora, minutos, segundos, milisegundos</text:p>
      <text:p text:style-name="P9">Como separados de fechas usamos - , / o espacio . Para separar las horas usamos :.</text:p>
      <text:p text:style-name="P9">Se pueden poner valores fuera de rango:</text:p>
      <text:p text:style-name="P4"><text:span text:style-name="Source_20_Text"><text:span text:style-name="T4">const</text:span></text:span><text:span text:style-name="Source_20_Text"><text:span text:style-name="T17"> date</text:span></text:span><text:span text:style-name="Source_20_Text"><text:span text:style-name="T4">=new</text:span></text:span><text:span text:style-name="Source_20_Text"><text:span text:style-name="T17"> </text:span></text:span><text:span text:style-name="Source_20_Text"><text:span text:style-name="T43">Date</text:span></text:span><text:span text:style-name="Source_20_Text"><text:span text:style-name="T17">(</text:span></text:span><text:span text:style-name="Source_20_Text"><text:span text:style-name="T9">2018</text:span></text:span><text:span text:style-name="Source_20_Text"><text:span text:style-name="T17">,</text:span></text:span><text:span text:style-name="Source_20_Text"><text:span text:style-name="T9">7</text:span></text:span><text:span text:style-name="Source_20_Text"><text:span text:style-name="T17">,</text:span></text:span><text:span text:style-name="Source_20_Text"><text:span text:style-name="T9">41</text:span></text:span><text:span text:style-name="Source_20_Text"><text:span text:style-name="T17">) </text:span></text:span><text:span text:style-name="Source_20_Text"><text:span text:style-name="T49">// Mon Sep 10 2018 00:00:00 GMT+0200 (CEST) -&gt; 41=31Ago+10</text:span></text:span></text:p>
      <text:p text:style-name="P3"><text:span text:style-name="Source_20_Text"><text:span text:style-name="T4">const</text:span></text:span><text:span text:style-name="Source_20_Text"><text:span text:style-name="T17"> date</text:span></text:span><text:span text:style-name="Source_20_Text"><text:span text:style-name="T4">=new</text:span></text:span><text:span text:style-name="Source_20_Text"><text:span text:style-name="T17"> </text:span></text:span><text:span text:style-name="Source_20_Text"><text:span text:style-name="T43">Date</text:span></text:span><text:span text:style-name="Source_20_Text"><text:span text:style-name="T17">(</text:span></text:span><text:span text:style-name="Source_20_Text"><text:span text:style-name="T9">2018</text:span></text:span><text:span text:style-name="Source_20_Text"><text:span text:style-name="T17">,</text:span></text:span><text:span text:style-name="Source_20_Text"><text:span text:style-name="T9">7</text:span></text:span><text:span text:style-name="Source_20_Text"><text:span text:style-name="T17">,</text:span></text:span><text:span text:style-name="Source_20_Text"><text:span text:style-name="T9">0</text:span></text:span><text:span text:style-name="Source_20_Text"><text:span text:style-name="T17">) </text:span></text:span><text:span text:style-name="Source_20_Text"><text:span text:style-name="T49">// Tue Jul 31 2018 00:00:00 GMT+0200 (CEST) -&gt; 0=0Ago=31Jul (el anterior)</text:span></text:span></text:p>
      <text:p text:style-name="P3"><text:span text:style-name="Source_20_Text"><text:span text:style-name="T4">const</text:span></text:span><text:span text:style-name="Source_20_Text"><text:span text:style-name="T17"> date</text:span></text:span><text:span text:style-name="Source_20_Text"><text:span text:style-name="T4">=new</text:span></text:span><text:span text:style-name="Source_20_Text"><text:span text:style-name="T17"> </text:span></text:span><text:span text:style-name="Source_20_Text"><text:span text:style-name="T43">Date</text:span></text:span><text:span text:style-name="Source_20_Text"><text:span text:style-name="T17">(</text:span></text:span><text:span text:style-name="Source_20_Text"><text:span text:style-name="T9">2018</text:span></text:span><text:span text:style-name="Source_20_Text"><text:span text:style-name="T17">,</text:span></text:span><text:span text:style-name="Source_20_Text"><text:span text:style-name="T9">7</text:span></text:span><text:span text:style-name="Source_20_Text"><text:span text:style-name="T17">,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17">)</text:span></text:span><text:span text:style-name="Source_20_Text"><text:span text:style-name="T49">// Mon Jul 30 2018 00:00:00 GMT+0200 (CEST) -&gt; -1=0Ago-1=31Jul-1=30Jul</text:span></text:span></text:p>
      <text:p text:style-name="P9">El rango de meses va de 0 <text:s/>a 11</text:p>
      <text:h text:style-name="Heading_20_4" text:outline-level="4">3.1.Getters y Setters </text:h>
      <text:p text:style-name="P12"><text:span text:style-name="Strong_20_Emphasis"><text:span text:style-name="T20">fullYear</text:span></text:span><text:span text:style-name="T20">:</text:span> </text:p>
      <text:p text:style-name="P5"><text:span text:style-name="Source_20_Text"><text:span text:style-name="T6">const</text:span></text:span><text:span text:style-name="Source_20_Text"><text:span text:style-name="T15"> fecha</text:span></text:span><text:span text:style-name="Source_20_Text"><text:span text:style-name="T6">=new</text:span></text:span><text:span text:style-name="Source_20_Text"><text:span text:style-name="T15"> </text:span></text:span><text:span text:style-name="Source_20_Text"><text:span text:style-name="T45">Date</text:span></text:span><text:span text:style-name="Source_20_Text"><text:span text:style-name="T15">('</text:span></text:span><text:span text:style-name="Source_20_Text"><text:span text:style-name="T39">2018-07-30</text:span></text:span><text:span text:style-name="Source_20_Text"><text:span text:style-name="T15">') <text:s text:c="3"/></text:span></text:span><text:span text:style-name="Source_20_Text"><text:span text:style-name="T51">// Mon Jul 30 2018 02:00:00 GMT+0200 (CEST)</text:span></text:span></text:p>
      <text:p text:style-name="P3"><text:span text:style-name="Source_20_Text"><text:span text:style-name="T15">console.log( fecha.getFullYear() ) <text:s/></text:span></text:span><text:span text:style-name="Source_20_Text"><text:span text:style-name="T51">// imprime 2018</text:span></text:span></text:p>
      <text:p text:style-name="P3"><text:span text:style-name="Source_20_Text"><text:span text:style-name="T15">fecha.setFullYear(</text:span></text:span><text:span text:style-name="Source_20_Text"><text:span text:style-name="T11">2019</text:span></text:span><text:span text:style-name="Source_20_Text"><text:span text:style-name="T15">) <text:s text:c="12"/></text:span></text:span><text:span text:style-name="Source_20_Text"><text:span text:style-name="T51">// Tue Jul 30 2019 02:00:00 GMT+0200 (CEST)</text:span></text:span></text:p>
      <text:p text:style-name="P16"><text:span text:style-name="Strong_20_Emphasis"><text:span text:style-name="T26"/></text:span></text:p>
      <text:p text:style-name="P16"><text:span text:style-name="Strong_20_Emphasis"><text:span text:style-name="T26"/></text:span></text:p>
      <text:p text:style-name="P16"><text:soft-page-break/><text:span text:style-name="Strong_20_Emphasis"><text:span text:style-name="T27">month</text:span></text:span> : <text:span text:style-name="T53">Devuelve o cambia el numero del mes</text:span></text:p>
      <text:p text:style-name="P7"><text:span text:style-name="Source_20_Text"><text:span text:style-name="T3">const</text:span></text:span><text:span text:style-name="Source_20_Text"><text:span text:style-name="T16"> fecha</text:span></text:span><text:span text:style-name="Source_20_Text"><text:span text:style-name="T3">=new</text:span></text:span><text:span text:style-name="Source_20_Text"><text:span text:style-name="T16"> </text:span></text:span><text:span text:style-name="Source_20_Text"><text:span text:style-name="T42">Date</text:span></text:span><text:span text:style-name="Source_20_Text"><text:span text:style-name="T16">('</text:span></text:span><text:span text:style-name="Source_20_Text"><text:span text:style-name="T37">2018-07-30</text:span></text:span><text:span text:style-name="Source_20_Text"><text:span text:style-name="T16">') <text:s text:c="3"/></text:span></text:span><text:span text:style-name="Source_20_Text"><text:span text:style-name="T48">// Mon Jul 30 2018 02:00:00 GMT+0200 (CEST)</text:span></text:span></text:p>
      <text:p text:style-name="P3"><text:span text:style-name="Source_20_Text"><text:span text:style-name="T15">console.log( fecha.getMonth() ) <text:s text:c="4"/></text:span></text:span><text:span text:style-name="Source_20_Text"><text:span text:style-name="T51">// imprime 6</text:span></text:span></text:p>
      <text:p text:style-name="P3"><text:span text:style-name="Source_20_Text"><text:span text:style-name="T15">fecha.setMonth(</text:span></text:span><text:span text:style-name="Source_20_Text"><text:span text:style-name="T11">8</text:span></text:span><text:span text:style-name="Source_20_Text"><text:span text:style-name="T15">) <text:s text:c="18"/></text:span></text:span><text:span text:style-name="Source_20_Text"><text:span text:style-name="T51">// Mon Sep 30 2019 02:00:00 GMT+0200 (CEST)</text:span></text:span></text:p>
      <text:p text:style-name="P17"><text:span text:style-name="T52">date</text:span> : Devuelve o cambia el numero del día</text:p>
      <text:p text:style-name="P8"><text:span text:style-name="Source_20_Text"><text:span text:style-name="T1">const</text:span></text:span><text:span text:style-name="Source_20_Text"><text:span text:style-name="T12"> fecha</text:span></text:span><text:span text:style-name="Source_20_Text"><text:span text:style-name="T1">=new</text:span></text:span><text:span text:style-name="Source_20_Text"><text:span text:style-name="T12"> </text:span></text:span><text:span text:style-name="Source_20_Text"><text:span text:style-name="T40">Date</text:span></text:span><text:span text:style-name="Source_20_Text"><text:span text:style-name="T12">('</text:span></text:span><text:span text:style-name="Source_20_Text"><text:span text:style-name="T35">2018-07-30</text:span></text:span><text:span text:style-name="Source_20_Text"><text:span text:style-name="T12">') <text:s text:c="3"/></text:span></text:span><text:span text:style-name="Source_20_Text"><text:span text:style-name="T46">// Mon Jul 30 2018 02:00:00 GMT+0200 (CEST)</text:span></text:span></text:p>
      <text:p text:style-name="P3"><text:span text:style-name="Source_20_Text"><text:span text:style-name="T12">console.log( fecha.getDate() ) <text:s text:c="5"/></text:span></text:span><text:span text:style-name="Source_20_Text"><text:span text:style-name="T46">// imprime 30</text:span></text:span></text:p>
      <text:p text:style-name="P3"><text:span text:style-name="Source_20_Text"><text:span text:style-name="T12">fecha.setDate(</text:span></text:span><text:span text:style-name="Source_20_Text"><text:span text:style-name="T1">-</text:span></text:span><text:span text:style-name="Source_20_Text"><text:span text:style-name="T7">2</text:span></text:span><text:span text:style-name="Source_20_Text"><text:span text:style-name="T12">) <text:s text:c="18"/></text:span></text:span><text:span text:style-name="Source_20_Text"><text:span text:style-name="T46">// Thu Jun 28 2018 02:00:00 GMT+0200 (CEST)</text:span></text:span></text:p>
      <text:p text:style-name="P17"><text:span text:style-name="Strong_20_Emphasis"><text:span text:style-name="T27">day</text:span></text:span><text:span text:style-name="T26">: devuelve el número de la semana ( 0 Domingo 6 sábado) y no tiene setter</text:span></text:p>
      <text:p text:style-name="P6"><text:span text:style-name="Source_20_Text"><text:span text:style-name="T2">const</text:span></text:span><text:span text:style-name="Source_20_Text"><text:span text:style-name="T13"> fecha</text:span></text:span><text:span text:style-name="Source_20_Text"><text:span text:style-name="T2">=new</text:span></text:span><text:span text:style-name="Source_20_Text"><text:span text:style-name="T13"> </text:span></text:span><text:span text:style-name="Source_20_Text"><text:span text:style-name="T41">Date</text:span></text:span><text:span text:style-name="Source_20_Text"><text:span text:style-name="T13">('</text:span></text:span><text:span text:style-name="Source_20_Text"><text:span text:style-name="T36">2018-07-30</text:span></text:span><text:span text:style-name="Source_20_Text"><text:span text:style-name="T13">') <text:s text:c="3"/></text:span></text:span><text:span text:style-name="Source_20_Text"><text:span text:style-name="T47">// Mon Jul 30 2018 02:00:00 GMT+0200 </text:span></text:span><text:span text:style-name="Source_20_Text"><text:span text:style-name="T12">console.log( fecha.getDay() ) <text:s text:c="6"/></text:span></text:span><text:span text:style-name="Source_20_Text"><text:span text:style-name="T46">// imprime 1</text:span></text:span></text:p>
      <text:p text:style-name="P10"><text:line-break/><text:span text:style-name="Strong_20_Emphasis"><text:span text:style-name="T25">hours</text:span></text:span><text:span text:style-name="T22">, </text:span><text:span text:style-name="Strong_20_Emphasis"><text:span text:style-name="T25">minutes</text:span></text:span><text:span text:style-name="Strong_20_Emphasis"><text:span text:style-name="T22">, </text:span></text:span><text:span text:style-name="Strong_20_Emphasis"><text:span text:style-name="T25">seconds</text:span></text:span><text:span text:style-name="T22">, </text:span><text:span text:style-name="Strong_20_Emphasis"><text:span text:style-name="T25">milliseconds</text:span></text:span><text:span text:style-name="T22">, : devuelve/cambia el número de la hora, minuto, segundo o milisegundo, respectivamente.</text:span></text:p>
      <text:p text:style-name="P10"><text:span text:style-name="Strong_20_Emphasis"><text:span text:style-name="T23">time</text:span></text:span><text:span text:style-name="T20">: devuelve/cambia el número de milisegundos desde Epoch (1/1/1970 00:00:00 GMT):</text:span></text:p>
      <text:p text:style-name="P2"><text:span text:style-name="Source_20_Text"><text:span text:style-name="T2">const</text:span></text:span><text:span text:style-name="Source_20_Text"><text:span text:style-name="T13"> fecha</text:span></text:span><text:span text:style-name="Source_20_Text"><text:span text:style-name="T2">=new</text:span></text:span><text:span text:style-name="Source_20_Text"><text:span text:style-name="T13"> </text:span></text:span><text:span text:style-name="Source_20_Text"><text:span text:style-name="T41">Date</text:span></text:span><text:span text:style-name="Source_20_Text"><text:span text:style-name="T13">('</text:span></text:span><text:span text:style-name="Source_20_Text"><text:span text:style-name="T36">2018-07-30</text:span></text:span><text:span text:style-name="Source_20_Text"><text:span text:style-name="T13">') <text:s text:c="3"/></text:span></text:span><text:span text:style-name="Source_20_Text"><text:span text:style-name="T47">// Mon Jul 30 2018 02:00:00 GMT+0200 (CEST)</text:span></text:span></text:p>
      <text:p text:style-name="P3"><text:span text:style-name="Source_20_Text"><text:span text:style-name="T12">console.log( fecha.getTime() ) <text:s text:c="5"/></text:span></text:span><text:span text:style-name="Source_20_Text"><text:span text:style-name="T46">// imprime 1532908800000</text:span></text:span></text:p>
      <text:p text:style-name="P3"><text:span text:style-name="Source_20_Text"><text:span text:style-name="T12">fecha.setTime(</text:span></text:span><text:span text:style-name="Source_20_Text"><text:span text:style-name="T7">1000</text:span></text:span><text:span text:style-name="Source_20_Text"><text:span text:style-name="T1">*</text:span></text:span><text:span text:style-name="Source_20_Text"><text:span text:style-name="T7">60</text:span></text:span><text:span text:style-name="Source_20_Text"><text:span text:style-name="T1">*</text:span></text:span><text:span text:style-name="Source_20_Text"><text:span text:style-name="T7">60</text:span></text:span><text:span text:style-name="Source_20_Text"><text:span text:style-name="T1">*</text:span></text:span><text:span text:style-name="Source_20_Text"><text:span text:style-name="T7">24</text:span></text:span><text:span text:style-name="Source_20_Text"><text:span text:style-name="T1">*</text:span></text:span><text:span text:style-name="Source_20_Text"><text:span text:style-name="T7">25</text:span></text:span><text:span text:style-name="Source_20_Text"><text:span text:style-name="T12">) <text:s text:c="4"/></text:span></text:span><text:span text:style-name="Source_20_Text"><text:span text:style-name="T46">// Fri Jan 02 1970 01:00:00 GMT+0100 (CET) (le hemos añadido 25 días a Epoch)</text:span></text:span></text:p>
      <text:p text:style-name="Text_20_body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Lucida Console', Menlo, Monaco, monospace"/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Source Sans Pro" svg:font-family="'Source Sans Pro', 'Microsoft Yahei', sans-serif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7T18:55:29.464000000</dc:date>
    <meta:editing-duration>PT4H33M12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58" meta:word-count="569" meta:character-count="3758" meta:non-whitespace-character-count="3140"/>
  </office:meta>
</office:document-meta>
</file>